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paragraph-properties fo:text-align="center" style:justify-single-word="false"/>
      <style:text-properties fo:font-weight="bold" officeooo:rsid="001d7b26" officeooo:paragraph-rsid="001d7b26" style:font-weight-asian="bold" style:font-weight-complex="bold"/>
    </style:style>
    <style:style style:name="P26" style:family="paragraph" style:parent-style-name="Text_20_body">
      <style:text-properties fo:font-weight="bold" officeooo:rsid="001d7b26" officeooo:paragraph-rsid="001d7b26" style:font-weight-asian="bold" style:font-weight-complex="bold"/>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style:text-position="0% 100%" fo:font-weight="bold" officeooo:rsid="001d7b26" officeooo:paragraph-rsid="001d7b26" style:font-weight-asian="bold" style:font-weight-complex="bold"/>
    </style:style>
    <style:style style:name="T1"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FEE TRACKING PROJECT AT KIUT</text:p>
      <text:p text:style-name="Text_20_body"/>
      <text:p text:style-name="P28">SWALI:</text:p>
      <text:p text:style-name="P27">nataka tu nijarbu kudefine..</text:p>
      <text:p text:style-name="P27">hapa its like the system has two periods/ phases</text:p>
      <text:p text:style-name="P27">&gt;calm phase(phase ambayo nahisi system haitotumia sana)</text:p>
      <text:p text:style-name="P27">&gt;not calm phase(phase ambayo nahis system itatumiwa sana)</text:p>
      <text:p text:style-name="P27"/>
      <text:p text:style-name="P27">CALM PHASE</text:p>
      <text:p text:style-name="P27">- period au time au weeks au days between the end of university examinations and a week before / during examination days</text:p>
      <text:p text:style-name="P27">-hiki kipindi hii system inakuwa inafanya some usual functions au its logical responsibilities.</text:p>
      <text:p text:style-name="P27">-we need to figure out hizo works</text:p>
      <text:p text:style-name="P27">-those works start as soon as huyo mwanafunzi amelipia kule bank and anayo risiti and ana-upload the pic ya hiyo risiti (inabidi the image au pdf au any uploading form iwe clear)</text:p>
      <text:p text:style-name="P27">-also the student should narrate basic details ambazo finance watazihitaji sana(hizi details ntakuambia)</text:p>
      <text:p text:style-name="P27">-the system inasoma the payment done, the total of his/ her payments kwa semester hiyo, the payment remained to be accomplished and tell the student if the payment imefikia kile kiwango cha ada kinachomuwezesha huyo student kufanya his/her next exam. </text:p>
      <text:p text:style-name="P27">-the system inatoa taarifa direct kwenda kwa finance kuhusu malipo yaliyotokea (if finance wataona labda itatengeneza vulnerability basi wao finance ndo watakuwa na uwezo wa kuingia kwenye system ili kuona waliotumia the system kuverify malipo. hapa kidogo sjajua jinsi gani nitalink, naomba unipe ideas tofauti tofauti lakini ziwe ambazo finance watapata assurance kwamba financial system yao haiingiliwi au iko salama tu)</text:p>
      <text:p text:style-name="P27">-the system only tracks financial records of an individual student and it doesn't interfere or gets attached to the money or interfere any serious secured finance reports and informations</text:p>
      <text:p text:style-name="P27">-i cant remember all but give me some other ideas lakin those lazma ziwepo maana huku KIUT (my university) ni changamoto ambayo nahis wanafunzi itawasaidia sana pia finance itawasaidia kidogo.</text:p>
      <text:p text:style-name="P27">for now tujarbu kufikilia kuhusu hapa then nikilizika hapo then tunaingia not-calm phase </text:p>
      <text:p text:style-name="P27"/>
      <text:p text:style-name="P27">shortly about NOT-CALM PHASE :</text:p>
      <text:p text:style-name="P27">-usually ikikaribia mtihani huku chuoni finance wanatuma list ya wanafunzi wanaodaiwa kiasi cha ada ambacho kitawawezesha kufanya mtihani na ambao wamekamilisha/ kulipia hiko kiasi.</text:p>
      <text:p text:style-name="P27"><text:soft-page-break/>Also finance wanatuma tangazo la availability za examination cards(physical printed paper cards) ambazo wanafunzi watatakiwa wakazichukua departments but kwa wale ambao tu wamekamilisha kiasi cha ada untill sitting for that exam.</text:p>
      <text:p text:style-name="P27">-so from that short story nauhakika hata wewe unajionea kwamba ni period/ kipindi ambacho finance inaanza kuwa busy as well as alot of students wanafanya payments. lakini kwa bahat mbaya kuna ambao watafanya malipo the last day au on sunday ambayo finance wanakuwa wamefunga. So all in all at this phase pia tutashughulikia vzuri but now letsdeal na CALM PHASE. </text:p>
      <text:p text:style-name="P27"/>
      <text:p text:style-name="Text_20_body"><text:span text:style-name="T1">i really need a deep logical and software engineer/ developer discussion hapa, niko serious about this syste. it seems more logical and creative, so niko curious</text:span> <text:s text:c="2"/></text:p>
      <text:p text:style-name="Text_20_body"/>
      <text:p text:style-name="Text_20_body"/>
      <text:p text:style-name="P26">JIBU:</text:p>
      <text:p text:style-name="Text_20_body">sawa. hapa umeingia <text:span text:style-name="Strong_20_Emphasis">mode ya system architect</text:span>, sio tena “student with an idea”.<text:line-break/>tuchukulie hili kama <text:span text:style-name="Emphasis">design review ya CALM PHASE</text:span>, kwa akili ya developer na uhalisia wa KIUT.</text:p>
      <text:p text:style-name="Text_20_body">nitaongea kwa kina, kimantiki, bila kuruka mbele.</text:p>
      <text:p text:style-name="Horizontal_20_Line"/>
      <text:h text:style-name="Heading_20_2" text:outline-level="2">kwanza: umefanya jambo la msingi sana (bila kujua)</text:h>
      <text:p text:style-name="Text_20_body">ulichokifanya kwa kugawa mfumo kuwa:</text:p>
      <text:list text:style-name="L1">
        <text:list-item>
          <text:p text:style-name="P1">CALM PHASE</text:p>
        </text:list-item>
        <text:list-item>
          <text:p text:style-name="P1">NOT-CALM PHASE</text:p>
        </text:list-item>
      </text:list>
      <text:p text:style-name="Text_20_body">hii kitaalamu inaitwa <text:span text:style-name="Strong_20_Emphasis">load-aware system design</text:span>.<text:line-break/>systems nyingi huanguka kwa sababu zinadhani mzigo ni sawa kila siku.<text:line-break/>wewe umeona mapema kwamba <text:span text:style-name="Strong_20_Emphasis">time ≠ uniform</text:span>.</text:p>
      <text:p text:style-name="Text_20_body">hilo ni jambo la watu wazima wa software.</text:p>
      <text:p text:style-name="Text_20_body">sasa tuweke <text:span text:style-name="Strong_20_Emphasis">CALM PHASE</text:span> mezani.</text:p>
      <text:p text:style-name="Horizontal_20_Line"/>
      <text:h text:style-name="Heading_20_2" text:outline-level="2">CALM PHASE: system inafanya nini <text:span text:style-name="Emphasis">hasa</text:span>?</text:h>
      <text:p text:style-name="Text_20_body">kanuni ya kwanza:</text:p>
      <text:p text:style-name="Quotations">CALM PHASE si kipindi cha “kutulia”,<text:line-break/>ni kipindi cha <text:span text:style-name="Strong_20_Emphasis">kuandaa NOT-CALM PHASE</text:span>.</text:p>
      <text:p text:style-name="Text_20_body">kama hapa system ikifanya kazi vibaya, siku za exam haitaokoka.</text:p>
      <text:p text:style-name="Horizontal_20_Line"/>
      <text:h text:style-name="Heading_20_2" text:outline-level="2"><text:soft-page-break/>core goal ya CALM PHASE (moja tu)</text:h>
      <text:p text:style-name="Text_20_body">👉 <text:span text:style-name="Strong_20_Emphasis">kugeuza malipo yasiyo na uhakika (receipts) kuwa taarifa safi, zilizopangwa, na zinazoaminika kabla ya pressure kuanza</text:span></text:p>
      <text:p text:style-name="Text_20_body">everything else ni matokeo yake.</text:p>
      <text:p text:style-name="Horizontal_20_Line"/>
      <text:h text:style-name="Heading_20_2" text:outline-level="2">1. student payment intake (kile ulichosema, lakini tukikaza logic)</text:h>
      <text:p text:style-name="Text_20_body">student akishalipa:</text:p>
      <text:list text:style-name="L2">
        <text:list-item>
          <text:p text:style-name="P2">bank / wakala / mobile money</text:p>
        </text:list-item>
        <text:list-item>
          <text:p text:style-name="P2">ana receipt (paper au electronic)</text:p>
        </text:list-item>
      </text:list>
      <text:p text:style-name="Text_20_body">system yako:</text:p>
      <text:list text:style-name="L3">
        <text:list-item>
          <text:p text:style-name="P3"><text:span text:style-name="Strong_20_Emphasis">haiulizi bank</text:span></text:p>
        </text:list-item>
        <text:list-item>
          <text:p text:style-name="P3"><text:span text:style-name="Strong_20_Emphasis">haigusii pesa</text:span></text:p>
        </text:list-item>
        <text:list-item>
          <text:p text:style-name="P3"><text:span text:style-name="Strong_20_Emphasis">haingii kwenye core finance system</text:span></text:p>
        </text:list-item>
      </text:list>
      <text:p text:style-name="Text_20_body">inafanya hiki tu:</text:p>
      <text:p text:style-name="Quotations">“nirekodi claim ya mwanafunzi kwa namna ambayo finance anaweza kuiamini baadaye”</text:p>
      <text:h text:style-name="Heading_20_3" text:outline-level="3">data MINIMUM system inachukua</text:h>
      <text:p text:style-name="Text_20_body">(zaidi ya hapa ni kelele)</text:p>
      <text:list text:style-name="L4">
        <text:list-item>
          <text:p text:style-name="P4">Registration number</text:p>
        </text:list-item>
        <text:list-item>
          <text:p text:style-name="P4">Semester / academic year</text:p>
        </text:list-item>
        <text:list-item>
          <text:p text:style-name="P4">Amount paid</text:p>
        </text:list-item>
        <text:list-item>
          <text:p text:style-name="P4">Payment channel (bank / mobile / wakala)</text:p>
        </text:list-item>
        <text:list-item>
          <text:p text:style-name="P4">Reference number</text:p>
        </text:list-item>
        <text:list-item>
          <text:p text:style-name="P4">Date &amp; time ya payment</text:p>
        </text:list-item>
        <text:list-item>
          <text:p text:style-name="P4">Receipt upload (image/pdf)</text:p>
        </text:list-item>
      </text:list>
      <text:p text:style-name="Text_20_body">hakuna:</text:p>
      <text:list text:style-name="L5">
        <text:list-item>
          <text:p text:style-name="P5">account balances</text:p>
        </text:list-item>
        <text:list-item>
          <text:p text:style-name="P5">bank credentials</text:p>
        </text:list-item>
        <text:list-item>
          <text:p text:style-name="P5">transaction internals</text:p>
        </text:list-item>
      </text:list>
      <text:p text:style-name="Text_20_body">hii inalinda finance psychologically na legally.</text:p>
      <text:p text:style-name="Horizontal_20_Line"/>
      <text:h text:style-name="Heading_20_2" text:outline-level="2"><text:soft-page-break/>2. document quality &amp; trust layer (hii ni muhimu sana KIUT-style)</text:h>
      <text:p text:style-name="Text_20_body">receipt upload:</text:p>
      <text:list text:style-name="L6">
        <text:list-item>
          <text:p text:style-name="P6">lazima iwe readable</text:p>
        </text:list-item>
        <text:list-item>
          <text:p text:style-name="P6">lazima iwe complete</text:p>
        </text:list-item>
        <text:list-item>
          <text:p text:style-name="P6">lazima isiwe edited vibaya</text:p>
        </text:list-item>
      </text:list>
      <text:p text:style-name="Text_20_body">CALM PHASE ni mahali pa:</text:p>
      <text:list text:style-name="L7">
        <text:list-item>
          <text:p text:style-name="P7"><text:span text:style-name="Strong_20_Emphasis">kukataliwa mapema</text:span></text:p>
        </text:list-item>
        <text:list-item>
          <text:p text:style-name="P7">sio siku ya exam</text:p>
        </text:list-item>
      </text:list>
      <text:p text:style-name="Text_20_body">mfano:</text:p>
      <text:list text:style-name="L8">
        <text:list-item>
          <text:p text:style-name="P8">blurred image → rejected</text:p>
        </text:list-item>
        <text:list-item>
          <text:p text:style-name="P8">missing reference → rejected</text:p>
        </text:list-item>
        <text:list-item>
          <text:p text:style-name="P8">amount haieleweki → flagged</text:p>
        </text:list-item>
      </text:list>
      <text:p text:style-name="Text_20_body">hii inazuia 80% ya drama za baadaye.</text:p>
      <text:p text:style-name="Horizontal_20_Line"/>
      <text:h text:style-name="Heading_20_2" text:outline-level="2">3. internal fee logic (akili ya system)</text:h>
      <text:p text:style-name="Text_20_body">system inajua:</text:p>
      <text:list text:style-name="L9">
        <text:list-item>
          <text:p text:style-name="P9">ada kamili ya semester</text:p>
        </text:list-item>
        <text:list-item>
          <text:p text:style-name="P9">kiwango cha MINIMUM cha kufanya exam</text:p>
        </text:list-item>
      </text:list>
      <text:p text:style-name="Text_20_body">kwa hiyo inaweza kuhesabu:</text:p>
      <text:list text:style-name="L10">
        <text:list-item>
          <text:p text:style-name="P10">total paid so far</text:p>
        </text:list-item>
        <text:list-item>
          <text:p text:style-name="P10">remaining balance</text:p>
        </text:list-item>
        <text:list-item>
          <text:p text:style-name="P10">eligibility status</text:p>
        </text:list-item>
      </text:list>
      <text:p text:style-name="Text_20_body">status si binary tu.<text:line-break/>inaweza kuwa:</text:p>
      <text:list text:style-name="L11">
        <text:list-item>
          <text:p text:style-name="P11"><text:span text:style-name="Source_20_Text">below_threshold</text:span></text:p>
        </text:list-item>
        <text:list-item>
          <text:p text:style-name="P11"><text:span text:style-name="Source_20_Text">eligible_for_exam</text:span></text:p>
        </text:list-item>
        <text:list-item>
          <text:p text:style-name="P11"><text:span text:style-name="Source_20_Text">fully_paid</text:span></text:p>
        </text:list-item>
      </text:list>
      <text:p text:style-name="Text_20_body">hii tayari inamsaidia student <text:span text:style-name="Strong_20_Emphasis">kabla hajafika finance</text:span>.</text:p>
      <text:p text:style-name="Horizontal_20_Line"/>
      <text:h text:style-name="Heading_20_2" text:outline-level="2"><text:soft-page-break/>4. taarifa kwa student (feedback loop)</text:h>
      <text:p text:style-name="Text_20_body">CALM PHASE ni kipindi cha education.</text:p>
      <text:p text:style-name="Text_20_body">system inamwambia student:</text:p>
      <text:list text:style-name="L12">
        <text:list-item>
          <text:p text:style-name="P12">uko wapi kifedha</text:p>
        </text:list-item>
        <text:list-item>
          <text:p text:style-name="P12">nini kinakukwamisha</text:p>
        </text:list-item>
        <text:list-item>
          <text:p text:style-name="P12">nini kifanyike kabla ya exam</text:p>
        </text:list-item>
      </text:list>
      <text:p text:style-name="Text_20_body">mfano:</text:p>
      <text:p text:style-name="Quotations">“Umelipa 65% ya ada. Unahitaji 70% kwa exam. Bado 50,000.”</text:p>
      <text:p text:style-name="Text_20_body">hii inapunguza:</text:p>
      <text:list text:style-name="L13">
        <text:list-item>
          <text:p text:style-name="P13">msongamano</text:p>
        </text:list-item>
        <text:list-item>
          <text:p text:style-name="P13">maswali ya ovyo</text:p>
        </text:list-item>
        <text:list-item>
          <text:p text:style-name="P13">hasira</text:p>
        </text:list-item>
      </text:list>
      <text:p text:style-name="Horizontal_20_Line"/>
      <text:h text:style-name="Heading_20_2" text:outline-level="2">5. finance visibility bila kuingilia mfumo wao (hapa uliomba ideas)</text:h>
      <text:p text:style-name="Text_20_body">hii ni sehemu nyeti sana.<text:line-break/>kuna <text:span text:style-name="Strong_20_Emphasis">njia 3 salama</text:span>, bila API, bila integration hatari.</text:p>
      <text:h text:style-name="Heading_20_3" text:outline-level="3">OPTION A: read-only dashboard (best psychologically)</text:h>
      <text:list text:style-name="L14">
        <text:list-item>
          <text:p text:style-name="P14">finance wanapata account ya kuangalia tu</text:p>
        </text:list-item>
        <text:list-item>
          <text:p text:style-name="P14">hawawezi:</text:p>
          <text:list>
            <text:list-item>
              <text:p text:style-name="P14">kubadilisha data</text:p>
            </text:list-item>
            <text:list-item>
              <text:p text:style-name="P14">kuapprove</text:p>
            </text:list-item>
            <text:list-item>
              <text:p text:style-name="P14">kuedit</text:p>
            </text:list-item>
          </text:list>
        </text:list-item>
      </text:list>
      <text:p text:style-name="Text_20_body">wanaona:</text:p>
      <text:list text:style-name="L15">
        <text:list-item>
          <text:p text:style-name="P15">list ya claims</text:p>
        </text:list-item>
        <text:list-item>
          <text:p text:style-name="P15">receipts</text:p>
        </text:list-item>
        <text:list-item>
          <text:p text:style-name="P15">totals</text:p>
        </text:list-item>
        <text:list-item>
          <text:p text:style-name="P15">timestamps</text:p>
        </text:list-item>
      </text:list>
      <text:p text:style-name="Text_20_body">hakuna touch ya pesa.</text:p>
      <text:p text:style-name="Horizontal_20_Line"/>
      <text:h text:style-name="Heading_20_3" text:outline-level="3"><text:soft-page-break/>OPTION B: exported reports (safe kabisa)</text:h>
      <text:p text:style-name="Text_20_body">system:</text:p>
      <text:list text:style-name="L16">
        <text:list-item>
          <text:p text:style-name="P16">inatengeneza daily / weekly report</text:p>
        </text:list-item>
        <text:list-item>
          <text:p text:style-name="P16">CSV / PDF</text:p>
        </text:list-item>
      </text:list>
      <text:p text:style-name="Text_20_body">finance:</text:p>
      <text:list text:style-name="L17">
        <text:list-item>
          <text:p text:style-name="P17">wanapakua</text:p>
        </text:list-item>
        <text:list-item>
          <text:p text:style-name="P17">wanalinganisha na records zao</text:p>
        </text:list-item>
      </text:list>
      <text:p text:style-name="Text_20_body">hakuna live access.<text:line-break/>hii ni conservative lakini inaaminika sana.</text:p>
      <text:p text:style-name="Horizontal_20_Line"/>
      <text:h text:style-name="Heading_20_3" text:outline-level="3">OPTION C: verification queue (semi-manual)</text:h>
      <text:p text:style-name="Text_20_body">system:</text:p>
      <text:list text:style-name="L18">
        <text:list-item>
          <text:p text:style-name="P18">inahold payments kama <text:span text:style-name="Source_20_Text">unverified</text:span></text:p>
        </text:list-item>
        <text:list-item>
          <text:p text:style-name="P18">finance ana:</text:p>
          <text:list>
            <text:list-item>
              <text:p text:style-name="P18">approve</text:p>
            </text:list-item>
            <text:list-item>
              <text:p text:style-name="P18">flag</text:p>
            </text:list-item>
            <text:list-item>
              <text:p text:style-name="P18">reject</text:p>
            </text:list-item>
          </text:list>
        </text:list-item>
      </text:list>
      <text:p text:style-name="Text_20_body">lakini:</text:p>
      <text:list text:style-name="L19">
        <text:list-item>
          <text:p text:style-name="P19">approval haisababishi pesa kusogea</text:p>
        </text:list-item>
        <text:list-item>
          <text:p text:style-name="P19">ni marking tu ya record</text:p>
        </text:list-item>
      </text:list>
      <text:p text:style-name="Text_20_body">hii inaheshimu mipaka yao.</text:p>
      <text:p text:style-name="Horizontal_20_Line"/>
      <text:h text:style-name="Heading_20_2" text:outline-level="2">6. kwa nini finance watahisi salama</text:h>
      <text:p text:style-name="Text_20_body">kwa sababu system yako:</text:p>
      <text:list text:style-name="L20">
        <text:list-item>
          <text:p text:style-name="P20">haijui bank accounts</text:p>
        </text:list-item>
        <text:list-item>
          <text:p text:style-name="P20">haijui balances</text:p>
        </text:list-item>
        <text:list-item>
          <text:p text:style-name="P20">haijui internal ledgers</text:p>
        </text:list-item>
        <text:list-item>
          <text:p text:style-name="P20">haibadilishi chochote</text:p>
        </text:list-item>
      </text:list>
      <text:p text:style-name="Text_20_body">ni kama:</text:p>
      <text:p text:style-name="Quotations">“notebook ya kisasa ya kumbukumbu za wanafunzi”</text:p>
      <text:p text:style-name="Text_20_body">lakini structured.</text:p>
      <text:p text:style-name="Horizontal_20_Line"><text:soft-page-break/></text:p>
      <text:h text:style-name="Heading_20_2" text:outline-level="2">7. faida kubwa ya CALM PHASE kwa finance (ambayo hawataiambia hadharani)</text:h>
      <text:list text:style-name="L21">
        <text:list-item>
          <text:p text:style-name="P21">wanaona trend za malipo mapema</text:p>
        </text:list-item>
        <text:list-item>
          <text:p text:style-name="P21">wanajua:</text:p>
          <text:list>
            <text:list-item>
              <text:p text:style-name="P21">nani anakaribia threshold</text:p>
            </text:list-item>
            <text:list-item>
              <text:p text:style-name="P21">nani atachelewa</text:p>
            </text:list-item>
          </text:list>
        </text:list-item>
        <text:list-item>
          <text:p text:style-name="P21">wanapunguza pressure ya siku ya mwisho</text:p>
        </text:list-item>
      </text:list>
      <text:p text:style-name="Text_20_body">kwa lugha yao:</text:p>
      <text:p text:style-name="Quotations">“tunapata control kabla mambo hayajaharibika”</text:p>
      <text:p text:style-name="Horizontal_20_Line"/>
      <text:h text:style-name="Heading_20_2" text:outline-level="2">8. changamoto za KIUT ulizozitaja (na system inazigusa)</text:h>
      <text:list text:style-name="L22">
        <text:list-item>
          <text:p text:style-name="P22">wanafunzi wa last minute → wanapungua</text:p>
        </text:list-item>
        <text:list-item>
          <text:p text:style-name="P22">receipts fake → zinadondoshwa mapema</text:p>
        </text:list-item>
        <text:list-item>
          <text:p text:style-name="P22">msongamano → unasambazwa kwa muda</text:p>
        </text:list-item>
        <text:list-item>
          <text:p text:style-name="P22">confusion → status zinaonekana</text:p>
        </text:list-item>
      </text:list>
      <text:p text:style-name="Horizontal_20_Line"/>
      <text:h text:style-name="Heading_20_2" text:outline-level="2">ukweli muhimu wa developer mindset</text:h>
      <text:p text:style-name="Text_20_body">ulichokielezea <text:span text:style-name="Strong_20_Emphasis">sio system ya pesa</text:span>.<text:line-break/>ni <text:span text:style-name="Strong_20_Emphasis">system ya maamuzi yanayohusu pesa</text:span>.</text:p>
      <text:p text:style-name="Text_20_body">hiyo ni tofauti kubwa.</text:p>
      <text:p text:style-name="Horizontal_20_Line"/>
      <text:h text:style-name="Heading_20_2" text:outline-level="2">tunasimama hapa kwa CALM PHASE</text:h>
      <text:p text:style-name="Text_20_body">hapa system yako:</text:p>
      <text:list text:style-name="L23">
        <text:list-item>
          <text:p text:style-name="P23">imepata data safi</text:p>
        </text:list-item>
        <text:list-item>
          <text:p text:style-name="P23">imepata trust</text:p>
        </text:list-item>
        <text:list-item>
          <text:p text:style-name="P23">imepata structure</text:p>
        </text:list-item>
        <text:list-item>
          <text:p text:style-name="P23">imepunguza chaos</text:p>
        </text:list-item>
      </text:list>
      <text:p text:style-name="Text_20_body">NOT-CALM PHASE sasa itakuwa:</text:p>
      <text:list text:style-name="L24">
        <text:list-item>
          <text:p text:style-name="P24">ya kasi</text:p>
        </text:list-item>
        <text:list-item>
          <text:p text:style-name="P24"><text:soft-page-break/>ya ruhusa</text:p>
        </text:list-item>
        <text:list-item>
          <text:p text:style-name="P24">ya pressure</text:p>
        </text:list-item>
      </text:list>
      <text:p text:style-name="Text_20_body">lakini haitakuwa ya fujo.</text:p>
      <text:p text:style-name="Horizontal_20_Line"/>
      <text:p text:style-name="Text_20_body">hatua ya asili kabisa inayofuata (baada ya CALM PHASE):<text:line-break/>👉 <text:span text:style-name="Strong_20_Emphasis">ni rules zipi system hairuhusiwi kuzivunja hata siku ya exam, hata mwanafunzi akilia?</text:span></text:p>
      <text:p text:style-name="Text_20_body">hapo ndipo NOT-CALM PHASE itachorwa kwa nguvu.</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20:26:39.512443433</meta:creation-date>
    <dc:date>2026-01-27T22:45:40.072414779</dc:date>
    <meta:editing-duration>PT44M2S</meta:editing-duration>
    <meta:editing-cycles>1</meta:editing-cycles>
    <meta:document-statistic meta:table-count="0" meta:image-count="0" meta:object-count="0" meta:page-count="8" meta:paragraph-count="172" meta:word-count="1197" meta:character-count="7341" meta:non-whitespace-character-count="6389"/>
    <meta:generator>LibreOffice/24.2.7.2$Linux_X86_64 LibreOffice_project/420$Build-2</meta:generator>
  </office:meta>
</office:document-meta>
</file>